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6785in" fo:margin-left="0.7556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9174in"/>
    </style:style>
    <style:style style:name="Table1.D" style:family="table-column">
      <style:table-column-properties style:column-width="0.67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style:text-line-through-style="none" style:text-line-through-type="none" officeooo:paragraph-rsid="00115f52"/>
    </style:style>
    <style:style style:name="P2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3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4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5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  <style:text-properties officeooo:rsid="00115f52" officeooo:paragraph-rsid="00115f52"/>
    </style:style>
    <style:style style:name="P6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  <style:text-properties style:text-line-through-style="none" style:text-line-through-type="none" officeooo:paragraph-rsid="00115f52"/>
    </style:style>
    <style:style style:name="P7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</style:style>
    <style:style style:name="P8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  <style:text-properties officeooo:rsid="00115f52" officeooo:paragraph-rsid="00115f52"/>
    </style:style>
    <style:style style:name="P9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officeooo:paragraph-rsid="00115f52"/>
    </style:style>
    <style:style style:name="P10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style:text-line-through-style="none" style:text-line-through-type="none" officeooo:rsid="00115f52" officeooo:paragraph-rsid="00115f52"/>
    </style:style>
    <style:style style:name="P11" style:family="paragraph" style:parent-style-name="Standard" style:list-style-name="WWNum1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12" style:family="paragraph" style:parent-style-name="Standard" style:list-style-name="WWNum2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-0.25in" style:auto-text-indent="false" style:writing-mode="lr-tb"/>
    </style:style>
    <style:style style:name="P13" style:family="paragraph" style:parent-style-name="Standard" style:list-style-name="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 style:master-page-name="Standard">
      <style:paragraph-properties style:page-number="1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/>
      <style:text-properties style:text-line-through-style="none" style:text-line-through-type="none" fo:font-style="normal" officeooo:rsid="00115f52" officeooo:paragraph-rsid="00115f52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5f52"/>
    </style:style>
    <style:style style:name="T3" style:family="text">
      <style:text-properties style:text-underline-style="solid" style:text-underline-width="auto" style:text-underline-color="font-color" officeooo:rsid="00133133"/>
    </style:style>
    <style:style style:name="T4" style:family="text">
      <style:text-properties style:text-underline-style="solid" style:text-underline-width="auto" style:text-underline-color="font-color" officeooo:rsid="0013c10b"/>
    </style:style>
    <style:style style:name="T5" style:family="text">
      <style:text-properties style:text-underline-style="solid" style:text-underline-width="auto" style:text-underline-color="font-color" officeooo:rsid="0016f533"/>
    </style:style>
    <style:style style:name="T6" style:family="text">
      <style:text-properties style:text-underline-style="solid" style:text-underline-width="auto" style:text-underline-color="font-color" officeooo:rsid="00184146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15f52" fo:background-color="transparent" loext:char-shading-value="0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style:text-underline-style="none" fo:font-weight="normal" fo:background-color="transparent" loext:char-shading-value="0" style:font-name-asian="Calibri2" style:font-size-asian="11pt" style:font-weight-asian="normal" style:font-name-complex="Calibri2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fo:background-color="transparent" loext:char-shading-value="0" style:font-name-asian="Calibri2" style:font-size-asian="11pt" style:font-style-asian="italic" style:font-weight-asian="normal" style:font-name-complex="Calibri2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15" style:family="text">
      <style:text-properties fo:font-variant="normal" fo:text-transform="none" fo:color="#000000" style:text-position="0% 100%" fo:font-size="11pt" style:text-underline-style="none" fo:font-weight="normal" fo:background-color="transparent" loext:char-shading-value="0" style:font-name-asian="Calibri2" style:font-size-asian="11pt" style:font-weight-asian="normal" style:font-name-complex="Calibri2" style:font-size-complex="11pt"/>
    </style:style>
    <style:style style:name="T16" style:family="text">
      <style:text-properties fo:font-variant="normal" fo:text-transform="none" fo:color="#000000" style:text-position="0% 100%" fo:font-size="11pt" fo:font-style="normal" style:text-underline-style="none" fo:font-weight="normal" officeooo:rsid="00115f52" fo:background-color="transparent" loext:char-shading-value="0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17" style:family="text">
      <style:text-properties fo:font-variant="normal" fo:text-transform="none" fo:color="#000000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5f52" style:font-style-asian="italic" style:font-style-complex="italic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officeooo:rsid="00115f52"/>
    </style:style>
    <style:style style:name="T24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Knowledge Celebrations. <text:s/></text:span><text:span text:style-name="T5">2</text:span><text:span text:style-name="T1">0% of your semester grade will come from Knowledge Celebrations</text:span></text:p>
      <text:p text:style-name="Standard">The content in this course will be introduced using a mix of labs and interactive lectures. <text:s/>To help ensure you are understanding the content and help me better guide your learning, I will incorporate Knowledge Celebrations. <text:s/>The Knowledge Celebrations will take place each Friday. <text:s/></text:p>
      <text:list xml:id="list2721007064" text:style-name="WWNum2">
        <text:list-item>
          <text:p text:style-name="P3">If you miss a <text:bookmark-start text:name="__DdeLink__208_744476427"/>Knowledge Celebration<text:bookmark-end text:name="__DdeLink__208_744476427"/>, you are expected to complete the Knowledge celebration outside of class</text:p>
        </text:list-item>
        <text:list-item>
          <text:p text:style-name="P3">All Knowledge Celebrations must be completed two weeks before the end of the semester</text:p>
        </text:list-item>
        <text:list-item>
          <text:p text:style-name="P7">Retakes on Knowledge Celebrations will only be permitted under the following conditions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All labs and assignments relating to the Knowledge Celebration have been completed</text:p>
                                        </text:list-item>
                                        <text:list-item>
                                          <text:p text:style-name="P12">You have met with Ms. Pluska to discuss the items misse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All Knowledge Celebrations must be completed two weeks before the end of the semester</text:p>
        </text:list-item>
      </text:list>
      <text:p text:style-name="P13"/>
      <text:p text:style-name="Standard"><text:span text:style-name="T1">Activities &amp; Programming labs. <text:s/></text:span><text:span text:style-name="T6">4</text:span><text:span text:style-name="T1">0% of your semester grade will come from Activities &amp; Programming labs.</text:span></text:p>
      <text:p text:style-name="Standard">This course will combine small activities and programming labs to help teach and reinforce concepts. <text:s/>Because computer science is a collaborative effort and many of the activities and labs will consist of a group and individual component. <text:s/>If you do not participate or complete the group component, you will be exempted from this portion, however you are responsible for completing the individual component during the allotted class time. <text:s/>If you are unable to complete the individual component during this allotted time, it is expected that you will work outside of class to do so. <text:s/></text:p>
      <text:list xml:id="list1384068268" text:style-name="WWNum1">
        <text:list-item>
          <text:p text:style-name="P4"><text:span text:style-name="T7">There is no late penalty for submitting activities and programming </text:span>labs</text:p>
        </text:list-item>
        <text:list-item>
          <text:p text:style-name="P11"><text:span text:style-name="T10">All activit</text:span>ies and programming<text:span text:style-name="T10"> </text:span>labs must be completed<text:span text:style-name="T18"> two weeks before the end of the semester</text:span><text:span text:style-name="T11"> <text:s/></text:span></text:p>
        </text:list-item>
      </text:list>
      <text:p text:style-name="P1"><text:span text:style-name="T2">AP Exam Reviews</text:span><text:span text:style-name="T1">. 20% of your semester grade will </text:span><text:span text:style-name="T2">come from the AP Exam Reviews</text:span><text:span text:style-name="T1">.</text:span></text:p>
      <text:p text:style-name="P19"><text:span text:style-name="T15">As we approach the AP Exam we will complete several practice multiple choice exams which will help prepare you for the actual exam. <text:s/>We will complete 2 to 4 practice exams depending on the time permitted. <text:s/></text:span></text:p>
      <text:list xml:id="list92342694376914" text:continue-numbering="true" text:style-name="WWNum1">
        <text:list-item>
          <text:p text:style-name="P6"><text:span text:style-name="T16">Retakes on the AP Exam Reviews must be completed before your scheduled AP Exam. <text:s/></text:span></text:p>
        </text:list-item>
        <text:list-item>
          <text:p text:style-name="P10"><text:span text:style-name="T17">Retakes may only be completed outside of class</text:span></text:p>
        </text:list-item>
        <text:list-item>
          <text:p text:style-name="P10"><text:span text:style-name="T17">The retake exam will cover the same content as the exam taken in class, but will consists of different questions</text:span></text:p>
          <text:p text:style-name="P9"><text:span text:style-name="T8"/></text:p>
        </text:list-item>
      </text:list>
      <text:p text:style-name="Standard"><text:soft-page-break/><text:span text:style-name="T2">Create Task</text:span><text:span text:style-name="T1">. </text:span><text:span text:style-name="T25">20%</text:span><text:span text:style-name="T3"> </text:span><text:span text:style-name="T1">of your semester grade will be </text:span><text:span text:style-name="T2">based on your Create Task</text:span><text:span text:style-name="T1">.</text:span></text:p>
      <text:p text:style-name="Standard"><text:span text:style-name="T23">This portion of your grade</text:span> will require you to complete the <text:span text:style-name="T20">Create</text:span><text:span text:style-name="T19"> Task</text:span> required of the AP Exam. <text:s/>You will present your <text:span text:style-name="T23">project</text:span> on the day of your scheduled exam. </text:p>
      <text:list xml:id="list92343302947679" text:continue-list="list2721007064" text:style-name="WWNum2">
        <text:list-item>
          <text:p text:style-name="P5">Corrections will not be permitted on the <text:span text:style-name="T19">Create Task</text:span></text:p>
        </text:list-item>
        <text:list-item>
          <text:p text:style-name="P8">There will be a 10% deduction for each week late</text:p>
          <text:p text:style-name="P8"/>
        </text:list-item>
      </text:list>
      <text:p text:style-name="Standard"><text:bookmark text:name="_heading=h.mzaj65u338jb"/><text:span text:style-name="T1">Grade Calculation</text:span></text:p>
      <text:p text:style-name="Standard">All work submitted will be graded on a five point scale (the conversion from the earned percentage to the five point scale is given below). 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<text:span text:style-name="T21">Assignment</text:span></text:p>
            <text:p text:style-name="P17"><text:span text:style-name="T21">Percent</text:span></text:p>
          </table:table-cell>
          <table:table-cell table:style-name="Table1.A1" office:value-type="string">
            <text:p text:style-name="P17"><text:span text:style-name="T21">5-point scale</text:span></text:p>
          </table:table-cell>
          <table:table-cell table:style-name="Table1.A1" office:value-type="string">
            <text:p text:style-name="P17"><text:span text:style-name="T21">IC Percent</text:span></text:p>
          </table:table-cell>
          <table:table-cell table:style-name="Table1.A1" office:value-type="string">
            <text:p text:style-name="P17"><text:span text:style-name="T21">Grade</text:span></text:p>
          </table:table-cell>
        </table:table-row>
        <table:table-row table:style-name="Table1.1">
          <table:table-cell table:style-name="Table1.A1" office:value-type="string">
            <text:p text:style-name="P16">100+</text:p>
          </table:table-cell>
          <table:table-cell table:style-name="Table1.A1" office:value-type="string">
            <text:p text:style-name="P16">5.00</text:p>
          </table:table-cell>
          <table:table-cell table:style-name="Table1.A1" office:value-type="string">
            <text:p text:style-name="P17">100</text:p>
          </table:table-cell>
          <table:table-cell table:style-name="Table1.A1" office:value-type="string">
            <text:p text:style-name="P17">A</text:p>
          </table:table-cell>
        </table:table-row>
        <table:table-row table:style-name="Table1.1">
          <table:table-cell table:style-name="Table1.A1" office:value-type="string">
            <text:p text:style-name="P16">&gt;=95</text:p>
          </table:table-cell>
          <table:table-cell table:style-name="Table1.A1" office:value-type="string">
            <text:p text:style-name="P16">4.50</text:p>
          </table:table-cell>
          <table:table-cell table:style-name="Table1.A1" office:value-type="string">
            <text:p text:style-name="P17">95</text:p>
          </table:table-cell>
          <table:table-cell table:style-name="Table1.A1" office:value-type="string">
            <text:p text:style-name="P17">A</text:p>
          </table:table-cell>
        </table:table-row>
        <table:table-row table:style-name="Table1.1">
          <table:table-cell table:style-name="Table1.A1" office:value-type="string">
            <text:p text:style-name="P16">&gt;=90</text:p>
          </table:table-cell>
          <table:table-cell table:style-name="Table1.A1" office:value-type="string">
            <text:p text:style-name="P16">4.00</text:p>
          </table:table-cell>
          <table:table-cell table:style-name="Table1.A1" office:value-type="string">
            <text:p text:style-name="P17">90</text:p>
          </table:table-cell>
          <table:table-cell table:style-name="Table1.A1" office:value-type="string">
            <text:p text:style-name="P17">A</text:p>
          </table:table-cell>
        </table:table-row>
        <table:table-row table:style-name="Table1.1">
          <table:table-cell table:style-name="Table1.A1" office:value-type="string">
            <text:p text:style-name="P16">&gt;=85</text:p>
          </table:table-cell>
          <table:table-cell table:style-name="Table1.A1" office:value-type="string">
            <text:p text:style-name="P16">3.50</text:p>
          </table:table-cell>
          <table:table-cell table:style-name="Table1.A1" office:value-type="string">
            <text:p text:style-name="P17">85</text:p>
          </table:table-cell>
          <table:table-cell table:style-name="Table1.A1" office:value-type="string">
            <text:p text:style-name="P17">B</text:p>
          </table:table-cell>
        </table:table-row>
        <table:table-row table:style-name="Table1.1">
          <table:table-cell table:style-name="Table1.A1" office:value-type="string">
            <text:p text:style-name="P16">&gt;=80</text:p>
          </table:table-cell>
          <table:table-cell table:style-name="Table1.A1" office:value-type="string">
            <text:p text:style-name="P16">3.00</text:p>
          </table:table-cell>
          <table:table-cell table:style-name="Table1.A1" office:value-type="string">
            <text:p text:style-name="P17">80</text:p>
          </table:table-cell>
          <table:table-cell table:style-name="Table1.A1" office:value-type="string">
            <text:p text:style-name="P17">B</text:p>
          </table:table-cell>
        </table:table-row>
        <table:table-row table:style-name="Table1.1">
          <table:table-cell table:style-name="Table1.A1" office:value-type="string">
            <text:p text:style-name="P16">&gt;=75</text:p>
          </table:table-cell>
          <table:table-cell table:style-name="Table1.A1" office:value-type="string">
            <text:p text:style-name="P16">2.50</text:p>
          </table:table-cell>
          <table:table-cell table:style-name="Table1.A1" office:value-type="string">
            <text:p text:style-name="P17">75</text:p>
          </table:table-cell>
          <table:table-cell table:style-name="Table1.A1" office:value-type="string">
            <text:p text:style-name="P17">C</text:p>
          </table:table-cell>
        </table:table-row>
        <table:table-row table:style-name="Table1.1">
          <table:table-cell table:style-name="Table1.A1" office:value-type="string">
            <text:p text:style-name="P16">&gt;=70</text:p>
          </table:table-cell>
          <table:table-cell table:style-name="Table1.A1" office:value-type="string">
            <text:p text:style-name="P16">2.00</text:p>
          </table:table-cell>
          <table:table-cell table:style-name="Table1.A1" office:value-type="string">
            <text:p text:style-name="P17">70</text:p>
          </table:table-cell>
          <table:table-cell table:style-name="Table1.A1" office:value-type="string">
            <text:p text:style-name="P17">C</text:p>
          </table:table-cell>
        </table:table-row>
        <table:table-row table:style-name="Table1.1">
          <table:table-cell table:style-name="Table1.A1" office:value-type="string">
            <text:p text:style-name="P16">&gt;=65</text:p>
          </table:table-cell>
          <table:table-cell table:style-name="Table1.A1" office:value-type="string">
            <text:p text:style-name="P16">1.50</text:p>
          </table:table-cell>
          <table:table-cell table:style-name="Table1.A1" office:value-type="string">
            <text:p text:style-name="P17">65</text:p>
          </table:table-cell>
          <table:table-cell table:style-name="Table1.A1" office:value-type="string">
            <text:p text:style-name="P17">D</text:p>
          </table:table-cell>
        </table:table-row>
        <table:table-row table:style-name="Table1.1">
          <table:table-cell table:style-name="Table1.A1" office:value-type="string">
            <text:p text:style-name="P16">&gt;=60</text:p>
          </table:table-cell>
          <table:table-cell table:style-name="Table1.A1" office:value-type="string">
            <text:p text:style-name="P16">1.00</text:p>
          </table:table-cell>
          <table:table-cell table:style-name="Table1.A1" office:value-type="string">
            <text:p text:style-name="P17">60</text:p>
          </table:table-cell>
          <table:table-cell table:style-name="Table1.A1" office:value-type="string">
            <text:p text:style-name="P17">D</text:p>
          </table:table-cell>
        </table:table-row>
        <table:table-row table:style-name="Table1.1">
          <table:table-cell table:style-name="Table1.A1" office:value-type="string">
            <text:p text:style-name="P16">&gt;=55</text:p>
          </table:table-cell>
          <table:table-cell table:style-name="Table1.A1" office:value-type="string">
            <text:p text:style-name="P16">0.50</text:p>
          </table:table-cell>
          <table:table-cell table:style-name="Table1.A1" office:value-type="string">
            <text:p text:style-name="P17">55</text:p>
          </table:table-cell>
          <table:table-cell table:style-name="Table1.A1" office:value-type="string">
            <text:p text:style-name="P17">F</text:p>
          </table:table-cell>
        </table:table-row>
        <table:table-row table:style-name="Table1.1">
          <table:table-cell table:style-name="Table1.A1" office:value-type="string">
            <text:p text:style-name="P16">&lt;55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7">50</text:p>
          </table:table-cell>
          <table:table-cell table:style-name="Table1.A1" office:value-type="string">
            <text:p text:style-name="P17">F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24pt" fo:language="en" fo:country="US" fo:font-weight="bold" style:letter-kerning="false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8pt" fo:language="en" fo:country="US" fo:font-weight="bold" style:letter-kerning="false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2pt" fo:language="en" fo:country="US" fo:font-weight="bold" style:letter-kerning="false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0pt" fo:language="en" fo:country="US" fo:font-weight="bold" style:letter-kerning="false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LO-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size-asian="11pt" style:font-weight-asian="normal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complex="Calibri2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M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ading Policy for Ms. Pluska’s AP Computer Science </text:span><text:span text:style-name="MT2">Principles</text:span><text:span text:style-name="MT1"> Semester </text:span><text:span text:style-name="MT3">2 </text:span><text:span text:style-name="MT4"><text:s/></text:span></text:p>
        <text:p text:style-name="MP2"/>
      </style:header>
      <style:footer>
        <text:p text:style-name="Standard">_____________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27:00</meta:creation-date>
    <meta:initial-creator>Annie Schmidt</meta:initial-creator>
    <dc:language>en-US</dc:language>
    <dc:date>2020-03-30T09:23:42.402880072</dc:date>
    <meta:editing-cycles>13</meta:editing-cycles>
    <meta:editing-duration>PT35M16S</meta:editing-duration>
    <meta:generator>LibreOffice/6.0.7.3$Linux_X86_64 LibreOffice_project/00m0$Build-3</meta:generator>
    <meta:document-statistic meta:table-count="1" meta:image-count="0" meta:object-count="0" meta:page-count="2" meta:paragraph-count="76" meta:word-count="534" meta:character-count="3090" meta:non-whitespace-character-count="2619"/>
  </office:meta>
</office:document-meta>
</file>